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2_10-16-09_000.jpg</text:p>
          </table:table-cell>
          <table:table-cell table:style-name="ce19" office:value-type="string">
            <text:p>:m 1*1 RES / JVEMV6 64#68_?? / 『新釈漢文大系　２　大学　中庸』 著者=赤塚忠 / p.39 / w:知止；能得,topic:~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1*1 RES / JVEMV6 64#68_?? / 『新釈漢文大系　２　大学　中庸』 著者=赤塚忠 / p.39 / w:知止；能得,topic:~ / N~">
            <text:p>:m 1*1 RES / JVEMV6 64#68_?? / 『新釈漢文大系　２　大学　中庸』 著者=赤塚忠 / p.39 / w:知止；能得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2_11-52-1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2_15-15-45_000.jpg</text:p>
          </table:table-cell>
          <table:table-cell table:style-name="ce19" office:value-type="string">
            <text:p>:m 1-2*2 RES / JVEMV6 64#85_?? / 『トピカ』 著者=アリストテレス、宮内璋 / p.41 / w:~,topic:~ / N~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4]=&quot;&quot;;[.C4];CONCATENATE([.C4];&quot; / &quot;;[.E4]))" office:value-type="string" office:string-value=":m 1-2*2 RES / JVEMV6 64#85_?? / 『トピカ』 著者=アリストテレス、宮内璋 / p.41 / w:~,topic:~ / N~">
            <text:p>:m 1-2*2 RES / JVEMV6 64#85_?? / 『トピカ』 著者=アリストテレス、宮内璋 / p.41 / w:~,topic: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2_16-22-36_000.jpg</text:p>
          </table:table-cell>
          <table:table-cell table:style-name="ce19" office:value-type="string">
            <text:p>:m 1-2*2 RES / JVEMV6 64#97_?? / 「中国特色社会主義　習近平思想」 著者=習近平 / p.~ / w:~,topic:第１９次全国代表大会 / N~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m 1-2*2 RES / JVEMV6 64#97_?? / 「中国特色社会主義　習近平思想」 著者=習近平 / p.~ / w:~,topic:第１９次全国代表大会 / N~">
            <text:p>:m 1-2*2 RES / JVEMV6 64#97_?? / 「中国特色社会主義　習近平思想」 著者=習近平 / p.~ / w:~,topic:第１９次全国代表大会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2_17-19-10_000.jpg</text:p>
          </table:table-cell>
          <table:table-cell table:style-name="ce19" office:value-type="string">
            <text:p>:m 1*1 RES / JVEMV6 64#90_?? / 『日本古典文学大系　９５　折りたく柴の記』 小高、松村、校注 / p.227 / w:~,topic:御石槨銘（https://kanji.condb.link/168/） / N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6]=&quot;&quot;;[.C6];CONCATENATE([.C6];&quot; / &quot;;[.E6]))" office:value-type="string" office:string-value=":m 1*1 RES / JVEMV6 64#90_?? / 『日本古典文学大系　９５　折りたく柴の記』 小高、松村、校注 / p.227 / w:~,topic:御石槨銘（https://kanji.condb.link/168/） / N~">
            <text:p>:m 1*1 RES / JVEMV6 64#90_?? / 『日本古典文学大系　９５　折りたく柴の記』 小高、松村、校注 / p.227 / w:~,topic:御石槨銘（https://kanji.condb.link/168/）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02_17-34-41_000.jpg</text:p>
          </table:table-cell>
          <table:table-cell table:style-name="ce17" office:value-type="string">
            <text:p>:m 1*1 RES / 64#78_13 / 『不完全性定理』 ゲーデル (goedel)、著；林晋、八杉満利子、訳・解説 / p.27 / w:数論的関数； / N~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7]=&quot;&quot;;[.C7];CONCATENATE([.C7];&quot; / &quot;;[.E7]))" office:value-type="string" office:string-value=":m 1*1 RES / 64#78_13 / 『不完全性定理』 ゲーデル (goedel)、著；林晋、八杉満利子、訳・解説 / p.27 / w:数論的関数； / N~">
            <text:p>:m 1*1 RES / 64#78_13 / 『不完全性定理』 ゲーデル (goedel)、著；林晋、八杉満利子、訳・解説 / p.27 / w:数論的関数；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02_19-09-11_000.jpg</text:p>
          </table:table-cell>
          <table:table-cell table:style-name="ce20" office:value-type="string">
            <text:p>:m :尺八,shakuhachi,bamboo 1*1 / session-memo / s.1:todays-melody,key=C#,score+ \\\ s.2:practice:oc-2_h-1;2,todays-melody,key=B,score+,warm-up:E`~B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8]=&quot;&quot;;[.C8];CONCATENATE([.C8];&quot; / &quot;;[.E8]))" office:value-type="string" office:string-value=":m :尺八,shakuhachi,bamboo 1*1 / session-memo / s.1:todays-melody,key=C#,score+ \\\ s.2:practice:oc-2_h-1;2,todays-melody,key=B,score+,warm-up:E`~B">
            <text:p>:m :尺八,shakuhachi,bamboo 1*1 / session-memo / s.1:todays-melody,key=C#,score+ \\\ s.2:practice:oc-2_h-1;2,todays-melody,key=B,score+,warm-up:E`~B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02_21-12-1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03_02-30-15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03_07-47-3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3-03_07-48-16_000.jpg</text:p>
          </table:table-cell>
          <table:table-cell table:style-name="ce20" office:value-type="string">
            <text:p>:m :th / いなげやで８時間耐えて帰ってきた：２０分の間にできることは？</text:p>
          </table:table-cell>
          <table:table-cell table:style-name="ce2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2]=&quot;&quot;;[.C12];CONCATENATE([.C12];&quot; / &quot;;[.E12]))" office:value-type="string" office:string-value=":m :th / いなげやで８時間耐えて帰ってきた：２０分の間にできることは？">
            <text:p>:m :th / いなげやで８時間耐えて帰ってきた：２０分の間にできることは？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3-03_07-48-26_000.jpg</text:p>
          </table:table-cell>
          <table:table-cell table:style-name="ce17" office:value-type="string">
            <text:p>:tome/ (J*) / james-coneがやったことを、私もやろう</text:p>
          </table:table-cell>
          <table:table-cell table:style-name="ce27"/>
          <table:table-cell table:style-name="ce4"/>
          <table:table-cell table:style-name="ce4" office:value-type="string">
            <text:p>N-35-35-29.699707 E-139-34-45.864257</text:p>
          </table:table-cell>
          <table:table-cell table:style-name="ce36" table:formula="of:=IF([.E13]=&quot;&quot;;[.C13];CONCATENATE([.C13];&quot; / &quot;;[.E13]))" office:value-type="string" office:string-value=":tome/ (J*) / james-coneがやったことを、私もやろう">
            <text:p>:tome/ (J*) / james-coneがやったことを、私もやろ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3">2021/03/03</text:date>, <text:time>09:24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3T09:24:21.98</dc:date>
    <dc:creator>iwabuchi ken</dc:creator>
    <meta:editing-duration>P31DT17H14M45S</meta:editing-duration>
    <meta:editing-cycles>11838</meta:editing-cycles>
    <meta:document-statistic meta:table-count="1" meta:cell-count="354" meta:object-count="0"/>
  </office:meta>
</office:document-meta>
</file>